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Batch Size 2 Alpha 1 Beta 10 Learning Rate 0.0010</text:p>
          </table:table-cell>
          <table:covered-table-cell table:number-columns-repeated="1023"/>
        </table:table-row>
        <table:table-row table:style-name="ro2">
          <table:table-cell office:value-type="string" calcext:value-type="string">
            <text:p>car_detection AP</text:p>
          </table:table-cell>
          <table:table-cell office:value-type="float" office:value="66.694275" calcext:value-type="float">
            <text:p>66.694275</text:p>
          </table:table-cell>
          <table:table-cell office:value-type="float" office:value="61.794048" calcext:value-type="float">
            <text:p>61.794048</text:p>
          </table:table-cell>
          <table:table-cell office:value-type="float" office:value="56.704201" calcext:value-type="float">
            <text:p>56.7042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_orientation AP</text:p>
          </table:table-cell>
          <table:table-cell office:value-type="float" office:value="29.60228" calcext:value-type="float">
            <text:p>29.60228</text:p>
          </table:table-cell>
          <table:table-cell office:value-type="float" office:value="26.724779" calcext:value-type="float">
            <text:p>26.724779</text:p>
          </table:table-cell>
          <table:table-cell office:value-type="float" office:value="24.898245" calcext:value-type="float">
            <text:p>24.8982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_detection_ground </text:p>
          </table:table-cell>
          <table:table-cell office:value-type="float" office:value="83.221397" calcext:value-type="float">
            <text:p>83.221397</text:p>
          </table:table-cell>
          <table:table-cell office:value-type="float" office:value="71.564476" calcext:value-type="float">
            <text:p>71.564476</text:p>
          </table:table-cell>
          <table:table-cell office:value-type="float" office:value="65.815987" calcext:value-type="float">
            <text:p>65.8159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_detection_3d AP</text:p>
          </table:table-cell>
          <table:table-cell office:value-type="float" office:value="44.193409" calcext:value-type="float">
            <text:p>44.193409</text:p>
          </table:table-cell>
          <table:table-cell office:value-type="float" office:value="37.166309" calcext:value-type="float">
            <text:p>37.166309</text:p>
          </table:table-cell>
          <table:table-cell office:value-type="float" office:value="34.312012" calcext:value-type="float">
            <text:p>34.31201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Pre Trained Car</text:p>
          </table:table-cell>
          <table:covered-table-cell table:number-columns-repeated="1023"/>
        </table:table-row>
        <table:table-row table:style-name="ro2">
          <table:table-cell office:value-type="string" calcext:value-type="string">
            <text:p>car_detection AP</text:p>
          </table:table-cell>
          <table:table-cell office:value-type="float" office:value="65.951279" calcext:value-type="float">
            <text:p>65.951279</text:p>
          </table:table-cell>
          <table:table-cell office:value-type="float" office:value="56.683437" calcext:value-type="float">
            <text:p>56.683437</text:p>
          </table:table-cell>
          <table:table-cell office:value-type="float" office:value="55.972511" calcext:value-type="float">
            <text:p>55.9725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_orientation AP</text:p>
          </table:table-cell>
          <table:table-cell office:value-type="float" office:value="29.448753" calcext:value-type="float">
            <text:p>29.448753</text:p>
          </table:table-cell>
          <table:table-cell office:value-type="float" office:value="24.406553" calcext:value-type="float">
            <text:p>24.406553</text:p>
          </table:table-cell>
          <table:table-cell office:value-type="float" office:value="24.823099" calcext:value-type="float">
            <text:p>24.82309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_detection_ground </text:p>
          </table:table-cell>
          <table:table-cell office:value-type="float" office:value="81.242409" calcext:value-type="float">
            <text:p>81.242409</text:p>
          </table:table-cell>
          <table:table-cell office:value-type="float" office:value="70.672707" calcext:value-type="float">
            <text:p>70.672707</text:p>
          </table:table-cell>
          <table:table-cell office:value-type="float" office:value="65.347595" calcext:value-type="float">
            <text:p>65.3475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_detection_3d AP</text:p>
          </table:table-cell>
          <table:table-cell office:value-type="float" office:value="40.000149" calcext:value-type="float">
            <text:p>40.000149</text:p>
          </table:table-cell>
          <table:table-cell office:value-type="float" office:value="34.892159" calcext:value-type="float">
            <text:p>34.892159</text:p>
          </table:table-cell>
          <table:table-cell office:value-type="float" office:value="31.376112" calcext:value-type="float">
            <text:p>31.37611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08:33:16.537341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8:33:18.784606033</meta:creation-date>
    <meta:editing-duration>PT3H1M34S</meta:editing-duration>
    <meta:editing-cycles>3</meta:editing-cycles>
    <meta:generator>LibreOffice/5.0.6.2$Linux_X86_64 LibreOffice_project/00$Build-2</meta:generator>
    <meta:initial-creator>Jones Agwata</meta:initial-creator>
    <dc:date>2018-06-26T13:20:14.188642762</dc:date>
    <dc:creator>Jones Agwata</dc:creator>
    <meta:document-statistic meta:table-count="1" meta:cell-count="34" meta:object-count="0"/>
  </office:meta>
</office:document-meta>
</file>